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number-columns-repeated="4" table:default-cell-style-name="ce1"/>
        <table:table-row table:style-name="ro1"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2"/>
          <table:table-cell table:formula="of:=LOG(2)" office:value-type="float" office:value="0.301029995663981" calcext:value-type="float">
            <text:p>0.3010299957</text:p>
          </table:table-cell>
          <table:table-cell table:style-name="Default" table:number-columns-repeated="4"/>
        </table:table-row>
        <table:table-row table:style-name="ro2">
          <table:table-cell table:number-columns-repeated="2"/>
          <table:table-cell table:formula="of:=LN(2)" office:value-type="float" office:value="0.693147180559945" calcext:value-type="float">
            <text:p>0.6931471806</text:p>
          </table:table-cell>
          <table:table-cell table:style-name="Default" table:number-columns-repeated="4"/>
        </table:table-row>
        <table:table-row table:style-name="ro2">
          <table:table-cell table:number-columns-repeated="2"/>
          <table:table-cell table:formula="of:=LN(2.712)" office:value-type="float" office:value="0.997686370078149" calcext:value-type="float">
            <text:p>0.9976863701</text:p>
          </table:table-cell>
          <table:table-cell table:style-name="Default" table:number-columns-repeated="4"/>
        </table:table-row>
        <table:table-row table:style-name="ro2" table:number-rows-repeated="2">
          <table:table-cell table:number-columns-repeated="3"/>
          <table:table-cell table:style-name="Default" table:number-columns-repeated="4"/>
        </table:table-row>
        <table:table-row table:style-name="ro3">
          <table:table-cell/>
          <table:table-cell office:value-type="string" calcext:value-type="string">
            <text:p>Ytrue</text:p>
          </table:table-cell>
          <table:table-cell office:value-type="string" calcext:value-type="string">
            <text:p>Ypred</text:p>
          </table:table-cell>
          <table:table-cell table:style-name="Default"/>
          <table:table-cell table:style-name="Default" office:value-type="string" calcext:value-type="string">
            <text:p>ln(ypred)</text:p>
          </table:table-cell>
          <table:table-cell table:style-name="Default" office:value-type="string" calcext:value-type="string">
            <text:p>Yt*ln(Yp)</text:p>
          </table:table-cell>
          <table:table-cell table:style-name="Default" office:value-type="string" calcext:value-type="string">
            <text:p>H(x)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formula="of:=ABS([.B8]-[.C8])" office:value-type="float" office:value="0" calcext:value-type="float">
            <text:p>0.000000</text:p>
          </table:table-cell>
          <table:table-cell table:formula="of:=LN([.C8])" office:value-type="float" office:value="0" calcext:value-type="float">
            <text:p>0.000000</text:p>
          </table:table-cell>
          <table:table-cell table:formula="of:=+[.B8]*[.E8]" office:value-type="float" office:value="0" calcext:value-type="float">
            <text:p>0.000000</text:p>
          </table:table-cell>
          <table:table-cell table:formula="of:=-[.F8]" office:value-type="float" office:value="-0" calcext:value-type="float">
            <text:p>0.000000</text:p>
          </table:table-cell>
        </table:table-row>
        <table:table-row table:style-name="ro1">
          <table:table-cell/>
          <table:table-cell table:number-columns-repeated="2" office:value-type="float" office:value="0.0000000001" calcext:value-type="float">
            <text:p>1E-010</text:p>
          </table:table-cell>
          <table:table-cell table:formula="of:=ABS([.B9]-[.C9])" office:value-type="float" office:value="0" calcext:value-type="float">
            <text:p>0.000000</text:p>
          </table:table-cell>
          <table:table-cell table:formula="of:=LN([.C9])" office:value-type="float" office:value="-23.0258509299405" calcext:value-type="float">
            <text:p>-23.025851</text:p>
          </table:table-cell>
          <table:table-cell table:formula="of:=+[.B9]*[.E9]" office:value-type="float" office:value="-0.00000000230258509299405" calcext:value-type="float">
            <text:p>0.000000</text:p>
          </table:table-cell>
          <table:table-cell table:formula="of:=-[.F9]" office:value-type="float" office:value="0.00000000230258509299405" calcext:value-type="float">
            <text:p>0.000000</text:p>
          </table:table-cell>
        </table:table-row>
        <table:table-row table:style-name="ro1">
          <table:table-cell/>
          <table:table-cell office:value-type="float" office:value="0.0000000001" calcext:value-type="float">
            <text:p>1E-010</text:p>
          </table:table-cell>
          <table:table-cell office:value-type="float" office:value="0.1" calcext:value-type="float">
            <text:p>0.1</text:p>
          </table:table-cell>
          <table:table-cell table:formula="of:=ABS([.B10]-[.C10])" office:value-type="float" office:value="0.0999999999" calcext:value-type="float">
            <text:p>0.100000</text:p>
          </table:table-cell>
          <table:table-cell table:formula="of:=LN([.C10])" office:value-type="float" office:value="-2.30258509299405" calcext:value-type="float">
            <text:p>-2.302585</text:p>
          </table:table-cell>
          <table:table-cell table:formula="of:=+[.B10]*[.E10]" office:value-type="float" office:value="-0.000000000230258509299405" calcext:value-type="float">
            <text:p>0.000000</text:p>
          </table:table-cell>
          <table:table-cell table:formula="of:=-[.F10]" office:value-type="float" office:value="0.000000000230258509299405" calcext:value-type="float">
            <text:p>0.000000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0000000001" calcext:value-type="float">
            <text:p>1E-010</text:p>
          </table:table-cell>
          <table:table-cell table:formula="of:=ABS([.B11]-[.C11])" office:value-type="float" office:value="0.0999999999" calcext:value-type="float">
            <text:p>0.100000</text:p>
          </table:table-cell>
          <table:table-cell table:formula="of:=LN([.C11])" office:value-type="float" office:value="-23.0258509299405" calcext:value-type="float">
            <text:p>-23.025851</text:p>
          </table:table-cell>
          <table:table-cell table:formula="of:=+[.B11]*[.E11]" office:value-type="float" office:value="-2.30258509299405" calcext:value-type="float">
            <text:p>-2.302585</text:p>
          </table:table-cell>
          <table:table-cell table:formula="of:=-[.F11]" office:value-type="float" office:value="2.30258509299405" calcext:value-type="float">
            <text:p>2.302585</text:p>
          </table:table-cell>
        </table:table-row>
        <table:table-row table:style-name="ro1">
          <table:table-cell/>
          <table:table-cell table:number-columns-repeated="2" office:value-type="float" office:value="0.5" calcext:value-type="float">
            <text:p>0.5</text:p>
          </table:table-cell>
          <table:table-cell table:formula="of:=ABS([.B12]-[.C12])" office:value-type="float" office:value="0" calcext:value-type="float">
            <text:p>0.000000</text:p>
          </table:table-cell>
          <table:table-cell table:formula="of:=LN([.C12])" office:value-type="float" office:value="-0.693147180559945" calcext:value-type="float">
            <text:p>-0.693147</text:p>
          </table:table-cell>
          <table:table-cell table:formula="of:=+[.B12]*[.E12]" office:value-type="float" office:value="-0.346573590279973" calcext:value-type="float">
            <text:p>-0.346574</text:p>
          </table:table-cell>
          <table:table-cell table:formula="of:=-[.F12]" office:value-type="float" office:value="0.346573590279973" calcext:value-type="float">
            <text:p>0.346574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ABS([.B13]-[.C13])" office:value-type="float" office:value="0.1" calcext:value-type="float">
            <text:p>0.100000</text:p>
          </table:table-cell>
          <table:table-cell table:formula="of:=LN([.C13])" office:value-type="float" office:value="0" calcext:value-type="float">
            <text:p>0.000000</text:p>
          </table:table-cell>
          <table:table-cell table:formula="of:=+[.B13]*[.E13]" office:value-type="float" office:value="0" calcext:value-type="float">
            <text:p>0.000000</text:p>
          </table:table-cell>
          <table:table-cell table:formula="of:=-[.F13]" office:value-type="float" office:value="-0" calcext:value-type="float">
            <text:p>0.000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ABS([.B14]-[.C14])" office:value-type="float" office:value="0.1" calcext:value-type="float">
            <text:p>0.100000</text:p>
          </table:table-cell>
          <table:table-cell table:formula="of:=LN([.C14])" office:value-type="float" office:value="-0.105360515657826" calcext:value-type="float">
            <text:p>-0.105361</text:p>
          </table:table-cell>
          <table:table-cell table:formula="of:=+[.B14]*[.E14]" office:value-type="float" office:value="-0.105360515657826" calcext:value-type="float">
            <text:p>-0.105361</text:p>
          </table:table-cell>
          <table:table-cell table:formula="of:=-[.F14]" office:value-type="float" office:value="0.105360515657826" calcext:value-type="float">
            <text:p>0.105361</text:p>
          </table:table-cell>
        </table:table-row>
        <table:table-row table:style-name="ro1">
          <table:table-cell/>
          <table:table-cell office:value-type="float" office:value="0.0000000001" calcext:value-type="float">
            <text:p>1E-010</text:p>
          </table:table-cell>
          <table:table-cell office:value-type="float" office:value="1" calcext:value-type="float">
            <text:p>1</text:p>
          </table:table-cell>
          <table:table-cell table:formula="of:=ABS([.B15]-[.C15])" office:value-type="float" office:value="0.9999999999" calcext:value-type="float">
            <text:p>1.000000</text:p>
          </table:table-cell>
          <table:table-cell table:formula="of:=LN([.C15])" office:value-type="float" office:value="0" calcext:value-type="float">
            <text:p>0.000000</text:p>
          </table:table-cell>
          <table:table-cell table:formula="of:=+[.B15]*[.E15]" office:value-type="float" office:value="0" calcext:value-type="float">
            <text:p>0.000000</text:p>
          </table:table-cell>
          <table:table-cell table:formula="of:=-[.F15]" office:value-type="float" office:value="-0" calcext:value-type="float">
            <text:p>0.000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0000001" calcext:value-type="float">
            <text:p>1E-010</text:p>
          </table:table-cell>
          <table:table-cell table:formula="of:=ABS([.B16]-[.C16])" office:value-type="float" office:value="0.9999999999" calcext:value-type="float">
            <text:p>1.000000</text:p>
          </table:table-cell>
          <table:table-cell table:formula="of:=LN([.C16])" office:value-type="float" office:value="-23.0258509299405" calcext:value-type="float">
            <text:p>-23.025851</text:p>
          </table:table-cell>
          <table:table-cell table:formula="of:=+[.B16]*[.E16]" office:value-type="float" office:value="-23.0258509299405" calcext:value-type="float">
            <text:p>-23.025851</text:p>
          </table:table-cell>
          <table:table-cell table:formula="of:=-[.F16]" office:value-type="float" office:value="23.0258509299405" calcext:value-type="float">
            <text:p>23.0258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6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4T20:12:00.923646119</meta:creation-date>
    <dc:date>2016-09-04T23:16:41.671205559</dc:date>
    <meta:editing-duration>PT2H49M30S</meta:editing-duration>
    <meta:editing-cycles>1</meta:editing-cycles>
    <meta:document-statistic meta:table-count="1" meta:cell-count="62" meta:object-count="0"/>
    <meta:generator>LibreOffice/4.1.3.2$Linux_X86_64 LibreOffice_project/410m0$Build-2</meta:generator>
  </office:meta>
</office:document-meta>
</file>